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1.B1" style:family="table-cell">
      <style:table-cell-properties fo:padding="0.049cm" fo:border="0.3pt solid #000000" style:writing-mode="page"/>
    </style:style>
    <style:style style:name="Таблица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1.B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Liberation Mono" fo:font-size="12pt" officeooo:paragraph-rsid="000b7124" style:font-size-asian="12pt" style:font-size-complex="12pt"/>
    </style:style>
    <style:style style:name="P2" style:family="paragraph" style:parent-style-name="Standard">
      <style:text-properties style:font-name="Liberation Mono" fo:font-size="12pt" officeooo:paragraph-rsid="000c8d99" style:font-size-asian="12pt" style:font-size-complex="12pt"/>
    </style:style>
    <style:style style:name="P3" style:family="paragraph" style:parent-style-name="Standard">
      <style:text-properties style:font-name="Liberation Mono" fo:font-size="14pt" fo:font-weight="bold" officeooo:paragraph-rsid="000e89fc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Mono" fo:font-size="14pt" fo:font-weight="bold" officeooo:rsid="000f8ec9" officeooo:paragraph-rsid="000f8ec9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Mono" fo:font-size="14pt" fo:font-weight="bold" officeooo:rsid="00115e98" officeooo:paragraph-rsid="00115e98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Mono" fo:font-size="10pt" fo:font-weight="normal" officeooo:rsid="000f8ec9" officeooo:paragraph-rsid="000f8ec9" style:font-size-asian="8.75pt" style:font-weight-asian="normal" style:font-size-complex="10pt" style:font-weight-complex="normal"/>
    </style:style>
    <style:style style:name="P7" style:family="paragraph" style:parent-style-name="Standard">
      <style:text-properties officeooo:paragraph-rsid="000e89fc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paragraph-rsid="000b7124" style:text-blinking="false" fo:background-color="#ffffff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anguage="ru" fo:country="RU" fo:font-style="normal" style:text-underline-style="none" fo:font-weight="normal" officeooo:paragraph-rsid="000b7124" style:text-blinking="false" fo:background-color="#ffffff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0b7124" style:text-blinking="false" fo:background-color="transparen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anguage="ru" fo:country="RU" fo:font-style="normal" style:text-underline-style="none" fo:font-weight="normal" officeooo:paragraph-rsid="000b7124" style:text-blinking="false" fo:background-color="#ffffff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language="ru" fo:country="RU" fo:font-style="normal" style:text-underline-style="none" fo:font-weight="normal" officeooo:paragraph-rsid="000c8d99" style:text-blinking="false" fo:background-color="transparent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language="ru" fo:country="RU" fo:font-style="normal" style:text-underline-style="none" fo:font-weight="normal" officeooo:rsid="000c8d99" officeooo:paragraph-rsid="000c8d99" style:text-blinking="false" fo:background-color="transparent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bold" officeooo:rsid="000c8d99" officeooo:paragraph-rsid="000c8d99" style:text-blinking="false" fo:background-color="transparent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bold" officeooo:rsid="000c8d99" officeooo:paragraph-rsid="000e89fc" style:text-blinking="false" fo:background-color="transparent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Mono" fo:font-size="14pt" officeooo:rsid="002071af" officeooo:paragraph-rsid="000e89fc" style:font-name-asian="Times New Roman1" style:font-size-asian="14pt" style:font-name-complex="Times New Roman1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Mono" fo:font-size="14pt" officeooo:rsid="0022204a" officeooo:paragraph-rsid="000e89fc" style:font-name-asian="Times New Roman1" style:font-size-asian="14pt" style:font-name-complex="Times New Roman1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Liberation Mono" fo:font-size="14pt" officeooo:rsid="0022e750" officeooo:paragraph-rsid="000e89fc" style:font-name-asian="Times New Roman1" style:font-size-asian="14pt" style:font-name-complex="Times New Roman1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Liberation Mono" fo:font-size="14pt" officeooo:rsid="00244f74" officeooo:paragraph-rsid="000e89fc" style:font-name-asian="Times New Roman1" style:font-size-asian="14pt" style:font-name-complex="Times New Roman1" style:font-size-complex="14pt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b7124" style:text-blinking="false" fo:background-color="#ffffff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b7124" style:text-blinking="false" fo:background-color="#ffffff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b7124" style:text-blinking="false" fo:background-color="#ffffff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b7124" style:text-blinking="false" fo:background-color="#ffffff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b7124" style:text-blinking="false" fo:background-color="#ffffff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b7124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b7124"/>
    </style:style>
    <style:style style:name="P27" style:family="paragraph" style:parent-style-name="Text_20_body">
      <style:text-properties fo:font-weight="normal" officeooo:paragraph-rsid="000b7124"/>
    </style:style>
    <style:style style:name="P28" style:family="paragraph" style:parent-style-name="Text_20_body">
      <style:text-properties officeooo:paragraph-rsid="000b7124"/>
    </style:style>
    <style:style style:name="P29" style:family="paragraph" style:parent-style-name="Text_20_body">
      <style:paragraph-properties fo:line-height="0.499cm"/>
      <style:text-properties style:font-name="Liberation Mono" fo:font-size="12pt" fo:font-weight="normal" officeooo:rsid="00115e98" officeooo:paragraph-rsid="00115e98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b7124" style:text-blinking="false" fo:background-color="transparent"/>
    </style:style>
    <style:style style:name="P31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b7124" style:text-blinking="false" fo:background-color="#ffffff"/>
    </style:style>
    <style:style style:name="P32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officeooo:paragraph-rsid="000b7124"/>
    </style:style>
    <style:style style:name="P3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bold" officeooo:paragraph-rsid="000b7124" style:text-blinking="false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officeooo:rsid="000ce426"/>
    </style:style>
    <style:style style:name="T2" style:family="text">
      <style:text-properties officeooo:rsid="0019a8ba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20pt" fo:language="en" fo:country="US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ce426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b7124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language="en" fo:country="US" fo:font-style="normal" style:text-underline-style="none" style:text-blinking="false" fo:background-color="#ffffff" loext:char-shading-value="0" style:font-size-asian="12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language="en" fo:country="US" fo:font-style="normal" style:text-underline-style="none" officeooo:rsid="001e1732" style:text-blinking="false" fo:background-color="#ffffff" loext:char-shading-value="0" style:font-size-asian="12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#ffffff" loext:char-shading-value="0" style:font-size-asian="12pt"/>
    </style:style>
    <style:style style:name="T11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style:text-blinking="false" fo:background-color="#ffffff" loext:char-shading-value="0" style:font-size-asian="12pt"/>
    </style:style>
    <style:style style:name="T12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officeooo:rsid="001e1732" style:text-blinking="false" fo:background-color="#ffffff" loext:char-shading-value="0" style:font-size-asian="12pt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#ffffff" loext:char-shading-value="0" style:font-size-asian="12pt"/>
    </style:style>
    <style:style style:name="T14" style:family="text">
      <style:text-properties officeooo:rsid="000b7124"/>
    </style:style>
    <style:style style:name="T15" style:family="text">
      <style:text-properties fo:color="#000000"/>
    </style:style>
    <style:style style:name="T16" style:family="text">
      <style:text-properties fo:color="#000000" officeooo:rsid="0026635b"/>
    </style:style>
    <style:style style:name="T17" style:family="text">
      <style:text-properties fo:color="#000000" fo:language="en" fo:country="US"/>
    </style:style>
    <style:style style:name="T18" style:family="text">
      <style:text-properties fo:language="en" fo:country="US"/>
    </style:style>
    <style:style style:name="T19" style:family="text">
      <style:text-properties officeooo:rsid="000c4022"/>
    </style:style>
    <style:style style:name="T20" style:family="text">
      <style:text-properties officeooo:rsid="001fb9ab"/>
    </style:style>
    <style:style style:name="T21" style:family="text">
      <style:text-properties fo:letter-spacing="normal"/>
    </style:style>
    <style:style style:name="T22" style:family="text">
      <style:text-properties fo:letter-spacing="normal" officeooo:rsid="0020b18a"/>
    </style:style>
    <style:style style:name="T23" style:family="text">
      <style:text-properties fo:letter-spacing="normal" officeooo:rsid="000c8d99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26" style:family="text">
      <style:text-properties officeooo:rsid="0022204a"/>
    </style:style>
    <style:style style:name="T27" style:family="text">
      <style:text-properties officeooo:rsid="0022e7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авиационный институт</text:p>
      <text:p text:style-name="P21">(Национальный исследовательский университет)</text:p>
      <text:p text:style-name="P28"/>
      <text:p text:style-name="P30">Институт: «Информационные технологии и прикладная математика»</text:p>
      <text:p text:style-name="P30">Дисциплина: «<text:span text:style-name="T1">Операционные системы</text:span>»</text:p>
      <text:p text:style-name="P23"> </text:p>
      <text:p text:style-name="P23"> </text:p>
      <text:p text:style-name="P23"> </text:p>
      <text:p text:style-name="P23"> </text:p>
      <text:p text:style-name="P22">Лабораторная работа № <text:span text:style-name="T2">4</text:span></text:p>
      <text:p text:style-name="P26"><text:span text:style-name="T3">Тема: Обеспечение обмена данных между процессами посредством технологии «</text:span><text:span text:style-name="T4">File</text:span><text:span text:style-name="T3"> </text:span><text:span text:style-name="T4">mapping</text:span><text:span text:style-name="T3">»</text:span></text:p>
      <text:p text:style-name="P28"/>
      <text:p text:style-name="P25"/>
      <text:p text:style-name="P25"/>
      <text:p text:style-name="P23"> </text:p>
      <text:p text:style-name="P32"><text:span text:style-name="T5">Студент: </text:span><text:span text:style-name="T7">Ильиных Вадим Максимович</text:span></text:p>
      <text:p text:style-name="P31">Группа: 80-201</text:p>
      <text:p text:style-name="P32"><text:span text:style-name="T5">Преподаватель: </text:span><text:span text:style-name="T6">Миронов</text:span><text:span text:style-name="T5"> </text:span><text:span text:style-name="T6">Е</text:span><text:span text:style-name="T5">.</text:span><text:span text:style-name="T6">С</text:span><text:span text:style-name="T5">.</text:span></text:p>
      <text:p text:style-name="P31">Дата:</text:p>
      <text:p text:style-name="P31">Оценка:</text:p>
      <text:p text:style-name="P27"><text:line-break/></text:p>
      <text:p text:style-name="P24"> </text:p>
      <text:p text:style-name="P27"/>
      <text:p text:style-name="P27"><text:line-break/><text:line-break/></text:p>
      <text:p text:style-name="P27"/>
      <text:p text:style-name="P20">Москва, 202<text:span text:style-name="T14">1</text:span></text:p>
      <text:p text:style-name="P10"><text:soft-page-break/>Постановка задачи</text:p>
      <text:p text:style-name="P10"/>
      <text:p text:style-name="P1"><text:span text:style-name="T1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</text:span><text:span text:style-name="T16">а</text:span><text:span text:style-name="T15">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17">memory</text:span><text:span text:style-name="T15">-</text:span><text:span text:style-name="T17">mapped</text:span><text:span text:style-name="T15"> </text:span><text:span text:style-name="T17">files</text:span><text:span text:style-name="T15">).</text:span></text:p>
      <text:p text:style-name="P8">Необходимо обрабатывать системные ошибки, которые могут возникнуть в результате работы.</text:p>
      <text:p text:style-name="P9"><text:span text:style-name="T14">Вариант №17 </text:span></text:p>
      <text:p text:style-name="P11">Правило фильтрации: строки длины больше 10 символов отправляются в <text:span text:style-name="T18">pipe</text:span>2, иначе в <text:span text:style-name="T18">pipe1. </text:span>Дочерние процессы удаляют все гласные из строк.</text:p>
      <text:p text:style-name="P11"/>
      <text:p text:style-name="P33">Описание программы</text:p>
      <text:p text:style-name="P2">Были использованы такие функции как :</text:p>
      <text:p text:style-name="P12"><text:span text:style-name="T19">mmap</text:span><text:span text:style-name="T20">() <text:tab/>- </text:span><text:span text:style-name="T22">для отражения файлов в памяти</text:span></text:p>
      <text:p text:style-name="P12"><text:span text:style-name="T22">fork()<text:tab/><text:tab/>- для вызова дочернего процесса</text:span></text:p>
      <text:p text:style-name="P12"><text:span text:style-name="T22">exec</text:span><text:span text:style-name="T23">l</text:span><text:span text:style-name="T22">()<text:tab/>- для вызова сторонней программы в дочернем процессе</text:span></text:p>
      <text:p text:style-name="P12"><text:span text:style-name="T22"/></text:p>
      <text:p text:style-name="P13"><text:span text:style-name="T22">В </text:span><text:span text:style-name="T21">родительском процессе вводим имена файлов и строки. Далее создаем для их хранения временные файлы. В дочернем процессе вызываем вспомогательную программу, в которой с помощью mmap получаем строки, обрабатываем их и выводим в файлы, созданные в самом начале. Удаляем временные файлы.</text:span></text:p>
      <text:p text:style-name="P13"><text:span text:style-name="T21"/></text:p>
      <text:p text:style-name="P14"><text:span text:style-name="T21">Набор тестов </text:span></text:p>
      <text:p text:style-name="P15"><text:span text:style-name="T25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/>Входные данные</text:p>
          </table:table-cell>
          <table:table-cell table:style-name="Таблица1.B1" office:value-type="string">
            <text:p text:style-name="P16"><text:s/>Результат</text:p>
          </table:table-cell>
        </table:table-row>
        <table:table-row>
          <table:table-cell table:style-name="Таблица1.A2" office:value-type="string">
            <text:p text:style-name="P16">file1 file2</text:p>
            <text:p text:style-name="P16">qwe</text:p>
            <text:p text:style-name="P16">werewtt</text:p>
            <text:p text:style-name="P16">wetc</text:p>
            <text:p text:style-name="P16">rtcgor</text:p>
            <text:p text:style-name="P16">qwerttyuioa</text:p>
            <text:p text:style-name="P16">ctrl-D</text:p>
          </table:table-cell>
          <table:table-cell table:style-name="Таблица1.B2" office:value-type="string">
            <text:p text:style-name="P16">cat file1</text:p>
            <text:p text:style-name="P16">qw</text:p>
            <text:p text:style-name="P16">wrwtt</text:p>
            <text:p text:style-name="P16">wtc</text:p>
            <text:p text:style-name="P16">rtcgr</text:p>
            <text:p text:style-name="P16">cat file2</text:p>
            <text:p text:style-name="P16">qwrtt</text:p>
          </table:table-cell>
        </table:table-row>
        <table:table-row>
          <table:table-cell table:style-name="Таблица1.A2" office:value-type="string">
            <text:p text:style-name="P16">file<text:span text:style-name="T26">3</text:span> file<text:span text:style-name="T26">4</text:span></text:p>
            <text:p text:style-name="P17">uio</text:p>
            <text:p text:style-name="P17">ulipok</text:p>
            <text:p text:style-name="P16"/>
            <text:p text:style-name="P16">rtcg<text:span text:style-name="T26">y</text:span></text:p>
            <text:p text:style-name="P17">mnjo</text:p>
            <text:p text:style-name="P16">ctrl-D</text:p>
          </table:table-cell>
          <table:table-cell table:style-name="Таблица1.B2" office:value-type="string">
            <text:p text:style-name="P18">cat file3</text:p>
            <text:p text:style-name="P18"/>
            <text:p text:style-name="P18">lpk</text:p>
            <text:p text:style-name="P18"/>
            <text:p text:style-name="P18">rtcg</text:p>
            <text:p text:style-name="P18">mnj</text:p>
            <text:p text:style-name="P18">cat file4</text:p>
          </table:table-cell>
        </table:table-row>
        <table:table-row>
          <table:table-cell table:style-name="Таблица1.A2" office:value-type="string">
            <text:p text:style-name="P16">file<text:span text:style-name="T27">5</text:span> file<text:span text:style-name="T27">6</text:span></text:p>
            <text:p text:style-name="P17">uio<text:span text:style-name="T27">1fe0irkcg0</text:span></text:p>
            <text:p text:style-name="P17">ulipok<text:span text:style-name="T27">regcmoier</text:span></text:p>
            <text:p text:style-name="P18"><text:soft-page-break/>rewfkocwrkgfoier</text:p>
            <text:p text:style-name="P16">rtcg<text:span text:style-name="T26">y</text:span><text:span text:style-name="T27">errcg</text:span></text:p>
            <text:p text:style-name="P17">mnjo<text:span text:style-name="T27">ermo</text:span></text:p>
            <text:p text:style-name="P16">ctrl-D</text:p>
          </table:table-cell>
          <table:table-cell table:style-name="Таблица1.B2" office:value-type="string">
            <text:p text:style-name="P19">cat file5</text:p>
            <text:p text:style-name="P19">mnjrm</text:p>
            <text:p text:style-name="P19">cat file6</text:p>
            <text:p text:style-name="P19"><text:soft-page-break/>1f0rkcg0</text:p>
            <text:p text:style-name="P19">lpkrgcmr</text:p>
            <text:p text:style-name="P19">rwfkcwrkgfr</text:p>
            <text:p text:style-name="P19">rtcgrrcg</text:p>
          </table:table-cell>
        </table:table-row>
      </table:table>
      <text:p text:style-name="P7"/>
      <text:p text:style-name="P3">Листинг программы</text:p>
      <text:p text:style-name="P4">4n1.c</text:p>
      <text:p text:style-name="P6">#include &lt;fcntl.h&gt;</text:p>
      <text:p text:style-name="P6">#include &lt;semaphore.h&gt;</text:p>
      <text:p text:style-name="P6">#include &lt;stdio.h&gt;</text:p>
      <text:p text:style-name="P6">#include &lt;stdio_ext.h&gt;</text:p>
      <text:p text:style-name="P6">#include &lt;stdlib.h&gt;</text:p>
      <text:p text:style-name="P6">#include &lt;string.h&gt;</text:p>
      <text:p text:style-name="P6">#include &lt;errno.h&gt;</text:p>
      <text:p text:style-name="P6">#include &lt;sys/mman.h&gt;</text:p>
      <text:p text:style-name="P6">#include &lt;sys/stat.h&gt;</text:p>
      <text:p text:style-name="P6">#include &lt;unistd.h&gt;</text:p>
      <text:p text:style-name="P6"/>
      <text:p text:style-name="P6">#define FILENAME_LIMIT 255</text:p>
      <text:p text:style-name="P6">#define SHARED_MEMORY_SIZE 512</text:p>
      <text:p text:style-name="P6"/>
      <text:p text:style-name="P6">const char *SHM_NAME1 = "shared_file1";</text:p>
      <text:p text:style-name="P6">const char *SHM_NAME2 = "shared_file2";</text:p>
      <text:p text:style-name="P6"/>
      <text:p text:style-name="P6">void child_work(int fd, const char *tmp_fd){</text:p>
      <text:p text:style-name="P6"><text:tab/>int child = fork();</text:p>
      <text:p text:style-name="P6"><text:tab/>if(child &lt; 0){</text:p>
      <text:p text:style-name="P6"><text:tab/><text:tab/>perror("Fork error");</text:p>
      <text:p text:style-name="P6"><text:tab/><text:tab/>exit(errno);</text:p>
      <text:p text:style-name="P6"><text:tab/>}</text:p>
      <text:p text:style-name="P6"><text:tab/>else if(!child){</text:p>
      <text:p text:style-name="P6"><text:tab/><text:tab/>dup2(fd, 1);</text:p>
      <text:p text:style-name="P6"><text:tab/><text:tab/>close(fd);</text:p>
      <text:p text:style-name="P6"><text:tab/><text:tab/>execl("chilld", "chilld", tmp_fd, NULL);</text:p>
      <text:p text:style-name="P6"><text:tab/>}</text:p>
      <text:p text:style-name="P6">}</text:p>
      <text:p text:style-name="P6"/>
      <text:p text:style-name="P6">void clear(char *str){</text:p>
      <text:p text:style-name="P6"><text:tab/>for(int i = 0; ;++i){</text:p>
      <text:p text:style-name="P6"><text:tab/><text:tab/>if(str[i] == '\n'){</text:p>
      <text:p text:style-name="P6"><text:tab/><text:tab/><text:tab/>str[i] = '\0';</text:p>
      <text:p text:style-name="P6"><text:tab/><text:tab/><text:tab/>break;</text:p>
      <text:p text:style-name="P6"><text:tab/><text:tab/>}</text:p>
      <text:p text:style-name="P6"><text:tab/><text:tab/>str[i] = '\0';</text:p>
      <text:p text:style-name="P6"><text:tab/>}</text:p>
      <text:p text:style-name="P6">}</text:p>
      <text:p text:style-name="P6"/>
      <text:p text:style-name="P6">int main(int argc, char **argv){</text:p>
      <text:p text:style-name="P6"><text:tab/>char *addr1;</text:p>
      <text:p text:style-name="P6"><text:tab/>char *addr2;</text:p>
      <text:p text:style-name="P6"/>
      <text:p text:style-name="P6"><text:tab/>char *name1 = malloc(sizeof(char) * (FILENAME_LIMIT + 1));</text:p>
      <text:p text:style-name="P6"><text:tab/>char *name2 = malloc(sizeof(char) * (FILENAME_LIMIT + 1));</text:p>
      <text:p text:style-name="P6"/>
      <text:p text:style-name="P6"><text:tab/>printf("Input first filename:\n");</text:p>
      <text:p text:style-name="P6"><text:tab/>scanf("%s",name1);</text:p>
      <text:p text:style-name="P6"><text:tab/>printf("Input second filename:\n");</text:p>
      <text:p text:style-name="P6"><text:tab/>scanf("%s",name2);</text:p>
      <text:p text:style-name="P6"/>
      <text:p text:style-name="P6"><text:tab/>int f1 = open(name1, O_CREAT|O_RDWR|O_TRUNC, S_IREAD|S_IWRITE);</text:p>
      <text:p text:style-name="P6"><text:tab/>if(f1 == -1){</text:p>
      <text:p text:style-name="P6"><text:soft-page-break/><text:tab/><text:tab/>perror("Error creating file!\n");</text:p>
      <text:p text:style-name="P6"><text:tab/><text:tab/>exit(errno);</text:p>
      <text:p text:style-name="P6"><text:tab/>}</text:p>
      <text:p text:style-name="P6"/>
      <text:p text:style-name="P6"><text:tab/>int f2 = open(name2, O_CREAT|O_RDWR|O_TRUNC, S_IREAD|S_IWRITE);</text:p>
      <text:p text:style-name="P6"><text:tab/>if(f2 == -1){</text:p>
      <text:p text:style-name="P6"><text:tab/><text:tab/>perror("Error creating file!\n");</text:p>
      <text:p text:style-name="P6"><text:tab/><text:tab/>exit(errno);</text:p>
      <text:p text:style-name="P6"><text:tab/>}</text:p>
      <text:p text:style-name="P6"/>
      <text:p text:style-name="P6"><text:tab/>int tmp_f1 = open(SHM_NAME1, O_CREAT|O_RDWR|O_TRUNC, S_IREAD|S_IWRITE);</text:p>
      <text:p text:style-name="P6"><text:tab/>if (tmp_f1 == -1){</text:p>
      <text:p text:style-name="P6"><text:tab/><text:tab/>perror("Error creating file!\n");</text:p>
      <text:p text:style-name="P6"><text:tab/><text:tab/>exit(errno);</text:p>
      <text:p text:style-name="P6"><text:tab/>}</text:p>
      <text:p text:style-name="P6"/>
      <text:p text:style-name="P6"><text:tab/>int tmp_f2 = open(SHM_NAME2, O_CREAT|O_RDWR|O_TRUNC, S_IREAD|S_IWRITE);</text:p>
      <text:p text:style-name="P6"><text:tab/>if (tmp_f2 == -1){</text:p>
      <text:p text:style-name="P6"><text:tab/><text:tab/>perror("Error creating file!\n");</text:p>
      <text:p text:style-name="P6"><text:tab/><text:tab/>exit(errno);</text:p>
      <text:p text:style-name="P6"><text:tab/>}</text:p>
      <text:p text:style-name="P6"/>
      <text:p text:style-name="P6"><text:tab/>int len = 0;</text:p>
      <text:p text:style-name="P6"><text:tab/>int cap = 1;</text:p>
      <text:p text:style-name="P6"><text:tab/>char *str = (char*) malloc(cap * sizeof(char));</text:p>
      <text:p text:style-name="P6"><text:s text:c="4"/>printf("Input strings:\n");</text:p>
      <text:p text:style-name="P6"><text:tab/>char c = ' ';</text:p>
      <text:p text:style-name="P6"><text:tab/>__fpurge(stdin);</text:p>
      <text:p text:style-name="P6"><text:tab/>while (c != EOF) {</text:p>
      <text:p text:style-name="P6"><text:tab/><text:tab/>c = getchar();</text:p>
      <text:p text:style-name="P6"><text:tab/><text:tab/>str[(len)++] = c;</text:p>
      <text:p text:style-name="P6"><text:tab/><text:tab/>if (len &gt;= cap) {</text:p>
      <text:p text:style-name="P6"><text:tab/><text:tab/>cap *= 2;</text:p>
      <text:p text:style-name="P6"><text:tab/><text:tab/>str = (char*) realloc(str, cap * sizeof(char));</text:p>
      <text:p text:style-name="P6"><text:tab/><text:tab/>}</text:p>
      <text:p text:style-name="P6"><text:tab/>}</text:p>
      <text:p text:style-name="P6"><text:tab/>str[len] = '\0';</text:p>
      <text:p text:style-name="P6"/>
      <text:p text:style-name="P6"><text:tab/>char *strtmp = (char*) malloc(len * sizeof(char));</text:p>
      <text:p text:style-name="P6"><text:tab/>char *str1 = (char*) malloc(len * sizeof(char));</text:p>
      <text:p text:style-name="P6"><text:tab/>char *str2 = (char*) malloc(len * sizeof(char));</text:p>
      <text:p text:style-name="P6"><text:tab/>for(int i = 0; i &lt; len; ++i){</text:p>
      <text:p text:style-name="P6"><text:tab/><text:tab/>strtmp[i] = 0;</text:p>
      <text:p text:style-name="P6"><text:tab/><text:tab/>str1[i] = 0;</text:p>
      <text:p text:style-name="P6"><text:tab/><text:tab/>str2[i] = 0;</text:p>
      <text:p text:style-name="P6"><text:tab/>}</text:p>
      <text:p text:style-name="P6"/>
      <text:p text:style-name="P6"><text:tab/>for(int k = 0, i = 0; str[i]!='\0'; ++i, ++k){</text:p>
      <text:p text:style-name="P6"/>
      <text:p text:style-name="P6"><text:tab/><text:tab/>strtmp[k] = str[i];</text:p>
      <text:p text:style-name="P6"><text:tab/><text:tab/>if(str[i] == '\n'){</text:p>
      <text:p text:style-name="P6"><text:tab/><text:tab/><text:tab/>if(strlen(strtmp) &lt;= 10){</text:p>
      <text:p text:style-name="P6"><text:tab/><text:tab/><text:tab/><text:tab/>strcat(str1, strtmp);</text:p>
      <text:p text:style-name="P6"><text:tab/><text:tab/><text:tab/><text:tab/>clear(strtmp);</text:p>
      <text:p text:style-name="P6"><text:tab/><text:tab/><text:tab/><text:tab/>k=-1;</text:p>
      <text:p text:style-name="P6"><text:tab/><text:tab/><text:tab/>}else{</text:p>
      <text:p text:style-name="P6"><text:tab/><text:tab/><text:tab/><text:tab/>strcat(str2, strtmp);</text:p>
      <text:p text:style-name="P6"><text:tab/><text:tab/><text:tab/><text:tab/>clear(strtmp);</text:p>
      <text:p text:style-name="P6"><text:tab/><text:tab/><text:tab/><text:tab/>k=-1;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6"><text:tab/>write(tmp_f1, str1, strlen(str1)+1);</text:p>
      <text:p text:style-name="P6"><text:soft-page-break/><text:tab/>write(tmp_f2, str2, strlen(str2)+1);</text:p>
      <text:p text:style-name="P6"/>
      <text:p text:style-name="P6"><text:tab/>child_work(f1, SHM_NAME1);</text:p>
      <text:p text:style-name="P6"><text:tab/>child_work(f2, SHM_NAME2);</text:p>
      <text:p text:style-name="P6"/>
      <text:p text:style-name="P6"><text:tab/>close(f1);</text:p>
      <text:p text:style-name="P6"><text:tab/>close(f2);</text:p>
      <text:p text:style-name="P6"/>
      <text:p text:style-name="P6"><text:tab/>free(str);</text:p>
      <text:p text:style-name="P6"><text:tab/>free(strtmp);</text:p>
      <text:p text:style-name="P6"><text:tab/>free(str1);</text:p>
      <text:p text:style-name="P6"><text:tab/>free(str2);</text:p>
      <text:p text:style-name="P6"><text:tab/>free(name1);</text:p>
      <text:p text:style-name="P6"><text:tab/>free(name2);</text:p>
      <text:p text:style-name="P6"/>
      <text:p text:style-name="P6"><text:tab/>return 0;<text:tab/></text:p>
      <text:p text:style-name="P6">}</text:p>
      <text:p text:style-name="P6"/>
      <text:p text:style-name="P4">chilld.c</text:p>
      <text:p text:style-name="P6">#include &lt;fcntl.h&gt;</text:p>
      <text:p text:style-name="P6">#include &lt;stdio.h&gt;</text:p>
      <text:p text:style-name="P6">#include &lt;stdlib.h&gt;</text:p>
      <text:p text:style-name="P6">#include &lt;string.h&gt;</text:p>
      <text:p text:style-name="P6">#include &lt;errno.h&gt;</text:p>
      <text:p text:style-name="P6">#include &lt;sys/mman.h&gt;</text:p>
      <text:p text:style-name="P6">#include &lt;sys/stat.h&gt;</text:p>
      <text:p text:style-name="P6">#include &lt;unistd.h&gt;</text:p>
      <text:p text:style-name="P6"/>
      <text:p text:style-name="P6">#define MAX_SIZE 512</text:p>
      <text:p text:style-name="P6"/>
      <text:p text:style-name="P6">int is_vowel(char c){</text:p>
      <text:p text:style-name="P6"><text:tab/>if (c=='a' || c=='A' || c=='e' || c=='E' || c=='i' || c=='I' ||</text:p>
      <text:p text:style-name="P6"><text:tab/><text:tab/>c=='o' || c=='O' || c=='u' || c=='U' || c=='y' || c=='Y')</text:p>
      <text:p text:style-name="P6"><text:tab/><text:tab/>return 1;</text:p>
      <text:p text:style-name="P6"><text:tab/>return 0;</text:p>
      <text:p text:style-name="P6">}</text:p>
      <text:p text:style-name="P6"/>
      <text:p text:style-name="P6">void del_vowel(char *str, char *res, int l){</text:p>
      <text:p text:style-name="P6"><text:tab/>for(int i=0, k=0; i &lt; l; ++i){</text:p>
      <text:p text:style-name="P6"><text:tab/><text:tab/>if(is_vowel(str[i])){</text:p>
      <text:p text:style-name="P6"><text:tab/><text:tab/><text:tab/>continue;</text:p>
      <text:p text:style-name="P6"><text:tab/><text:tab/>}</text:p>
      <text:p text:style-name="P6"><text:tab/><text:tab/>res[k] = str[i];</text:p>
      <text:p text:style-name="P6"><text:tab/><text:tab/>++k;</text:p>
      <text:p text:style-name="P6"><text:tab/>}</text:p>
      <text:p text:style-name="P6">}</text:p>
      <text:p text:style-name="P6"/>
      <text:p text:style-name="P6">int main(int argc, char **argv){</text:p>
      <text:p text:style-name="P6"><text:tab/>char str[MAX_SIZE];</text:p>
      <text:p text:style-name="P6"><text:tab/>char *addr;</text:p>
      <text:p text:style-name="P6"/>
      <text:p text:style-name="P6"><text:tab/>int fd = open(argv[1], O_RDWR, S_IRWXU);</text:p>
      <text:p text:style-name="P6"><text:tab/>if (fd == -1){</text:p>
      <text:p text:style-name="P6"><text:tab/><text:tab/>perror("Error creating shared child file!\n");</text:p>
      <text:p text:style-name="P6"><text:tab/><text:tab/>exit(errno);</text:p>
      <text:p text:style-name="P6"><text:tab/>}</text:p>
      <text:p text:style-name="P6"/>
      <text:p text:style-name="P6"><text:tab/>struct stat st;</text:p>
      <text:p text:style-name="P6"><text:tab/>if(fstat(fd, &amp;st) &lt; 0){</text:p>
      <text:p text:style-name="P6"><text:tab/><text:tab/>perror("fstat error");</text:p>
      <text:p text:style-name="P6"><text:tab/><text:tab/>exit(errno);</text:p>
      <text:p text:style-name="P6"><text:tab/>}</text:p>
      <text:p text:style-name="P6"><text:tab/>addr = mmap(NULL, st.st_size, PROT_WRITE | PROT_READ , MAP_SHARED, fd, 0);</text:p>
      <text:p text:style-name="P6"><text:soft-page-break/><text:tab/>if (addr == MAP_FAILED){</text:p>
      <text:p text:style-name="P6"><text:tab/><text:tab/>perror("mmap error");</text:p>
      <text:p text:style-name="P6"><text:tab/><text:tab/>exit(errno);</text:p>
      <text:p text:style-name="P6"><text:tab/>}</text:p>
      <text:p text:style-name="P6"/>
      <text:p text:style-name="P6"><text:tab/>strcpy(str, addr);<text:tab/></text:p>
      <text:p text:style-name="P6"><text:tab/>close(fd);</text:p>
      <text:p text:style-name="P6"><text:tab/>remove(argv[1]);</text:p>
      <text:p text:style-name="P6"/>
      <text:p text:style-name="P6"><text:tab/>int l = strlen(str);</text:p>
      <text:p text:style-name="P6"><text:tab/>char *res = (char*) malloc(sizeof(char) * l);</text:p>
      <text:p text:style-name="P6"><text:tab/>del_vowel(str, res, l);</text:p>
      <text:p text:style-name="P6"><text:tab/>write(1, res, strlen(res) + 1);</text:p>
      <text:p text:style-name="P6"><text:tab/>free(res);</text:p>
      <text:p text:style-name="P6"><text:tab/>return 0;</text:p>
      <text:p text:style-name="P6">}</text:p>
      <text:p text:style-name="P6"/>
      <text:p text:style-name="P4">Strace</text:p>
      <text:p text:style-name="P6">execve("./4", ["./4"], 0x7ffee5bcd380 /* 51 vars */) = 0</text:p>
      <text:p text:style-name="P6">brk(NULL) <text:s text:c="30"/>= 0x55a864d8f000</text:p>
      <text:p text:style-name="P6">arch_prctl(0x3001 /* ARCH_??? */, 0x7ffc60d673d0) = -1 EINVAL (Недопустимый аргумент)</text:p>
      <text:p text:style-name="P6">access("/etc/ld.so.preload", R_OK) <text:s text:c="5"/>= -1 ENOENT (Нет такого файла или каталога)</text:p>
      <text:p text:style-name="P6">openat(AT_FDCWD, "/etc/ld.so.cache", O_RDONLY|O_CLOEXEC) = 3</text:p>
      <text:p text:style-name="P6">fstat(3, {st_mode=S_IFREG|0644, st_size=70514, ...}) = 0</text:p>
      <text:p text:style-name="P6">mmap(NULL, 70514, PROT_READ, MAP_PRIVATE, 3, 0) = 0x7ff4219c7000</text:p>
      <text:p text:style-name="P6">close(3) <text:s text:c="31"/>= 0</text:p>
      <text:p text:style-name="P6">openat(AT_FDCWD, "/lib/x86_64-linux-gnu/libpthread.so.0", O_RDONLY|O_CLOEXEC) = 3</text:p>
      <text:p text:style-name="P6">read(3, "\177ELF\2\1\1\0\0\0\0\0\0\0\0\0\3\0&gt;\0\1\0\0\0\220\201\0\0\0\0\0\0"..., 832) = 832</text:p>
      <text:p text:style-name="P6">pread64(3, "\4\0\0\0\24\0\0\0\3\0\0\0GNU\0O\305\3743\364B\2216\244\224\306@\261\23\327o"..., 68, 824) = 68</text:p>
      <text:p text:style-name="P6">fstat(3, {st_mode=S_IFREG|0755, st_size=157224, ...}) = 0</text:p>
      <text:p text:style-name="P6">mmap(NULL, 8192, PROT_READ|PROT_WRITE, MAP_PRIVATE|MAP_ANONYMOUS, -1, 0) = 0x7ff4219c5000</text:p>
      <text:p text:style-name="P6">pread64(3, "\4\0\0\0\24\0\0\0\3\0\0\0GNU\0O\305\3743\364B\2216\244\224\306@\261\23\327o"..., 68, 824) = 68</text:p>
      <text:p text:style-name="P6">mmap(NULL, 140408, PROT_READ, MAP_PRIVATE|MAP_DENYWRITE, 3, 0) = 0x7ff4219a2000</text:p>
      <text:p text:style-name="P6">mmap(0x7ff4219a9000, 69632, PROT_READ|PROT_EXEC, MAP_PRIVATE|MAP_FIXED|MAP_DENYWRITE, 3, 0x7000) = 0x7ff4219a9000</text:p>
      <text:p text:style-name="P6">mmap(0x7ff4219ba000, 20480, PROT_READ, MAP_PRIVATE|MAP_FIXED|MAP_DENYWRITE, 3, 0x18000) = 0x7ff4219ba000</text:p>
      <text:p text:style-name="P6">mmap(0x7ff4219bf000, 8192, PROT_READ|PROT_WRITE, MAP_PRIVATE|MAP_FIXED|MAP_DENYWRITE, 3, 0x1c000) = 0x7ff4219bf000</text:p>
      <text:p text:style-name="P6">mmap(0x7ff4219c1000, 13432, PROT_READ|PROT_WRITE, MAP_PRIVATE|MAP_FIXED|MAP_ANONYMOUS, -1, 0) = 0x7ff4219c1000</text:p>
      <text:p text:style-name="P6">close(3) <text:s text:c="31"/>= 0</text:p>
      <text:p text:style-name="P6">openat(AT_FDCWD, "/lib/x86_64-linux-gnu/libc.so.6", O_RDONLY|O_CLOEXEC) = 3</text:p>
      <text:p text:style-name="P6">read(3, "\177ELF\2\1\1\3\0\0\0\0\0\0\0\0\3\0&gt;\0\1\0\0\0\360q\2\0\0\0\0\0"..., 832) = 832</text:p>
      <text:p text:style-name="P6">pread64(3, "\6\0\0\0\4\0\0\0@\0\0\0\0\0\0\0@\0\0\0\0\0\0\0@\0\0\0\0\0\0\0"..., 784, 64) = 784</text:p>
      <text:p text:style-name="P6">pread64(3, "\4\0\0\0\20\0\0\0\5\0\0\0GNU\0\2\0\0\300\4\0\0\0\3\0\0\0\0\0\0\0", 32, 848) = 32</text:p>
      <text:p text:style-name="P6">pread64(3, "\4\0\0\0\24\0\0\0\3\0\0\0GNU\0\363\377?\332\200\270\27\304d\245n\355Y\377\t\334"..., 68, 880) = 68</text:p>
      <text:p text:style-name="P6">fstat(3, {st_mode=S_IFREG|0755, st_size=2029224, ...}) = 0</text:p>
      <text:p text:style-name="P6">pread64(3, "\6\0\0\0\4\0\0\0@\0\0\0\0\0\0\0@\0\0\0\0\0\0\0@\0\0\0\0\0\0\0"..., 784, 64) = 784</text:p>
      <text:p text:style-name="P6">pread64(3, "\4\0\0\0\20\0\0\0\5\0\0\0GNU\0\2\0\0\300\4\0\0\0\3\0\0\0\0\0\0\0", 32, 848) = 32</text:p>
      <text:p text:style-name="P6"><text:soft-page-break/>pread64(3, "\4\0\0\0\24\0\0\0\3\0\0\0GNU\0\363\377?\332\200\270\27\304d\245n\355Y\377\t\334"..., 68, 880) = 68</text:p>
      <text:p text:style-name="P6">mmap(NULL, 2036952, PROT_READ, MAP_PRIVATE|MAP_DENYWRITE, 3, 0) = 0x7ff4217b0000</text:p>
      <text:p text:style-name="P6">mprotect(0x7ff4217d5000, 1847296, PROT_NONE) = 0</text:p>
      <text:p text:style-name="P6">mmap(0x7ff4217d5000, 1540096, PROT_READ|PROT_EXEC, MAP_PRIVATE|MAP_FIXED|MAP_DENYWRITE, 3, 0x25000) = 0x7ff4217d5000</text:p>
      <text:p text:style-name="P6">mmap(0x7ff42194d000, 303104, PROT_READ, MAP_PRIVATE|MAP_FIXED|MAP_DENYWRITE, 3, 0x19d000) = 0x7ff42194d000</text:p>
      <text:p text:style-name="P6">mmap(0x7ff421998000, 24576, PROT_READ|PROT_WRITE, MAP_PRIVATE|MAP_FIXED|MAP_DENYWRITE, 3, 0x1e7000) = 0x7ff421998000</text:p>
      <text:p text:style-name="P6">mmap(0x7ff42199e000, 13528, PROT_READ|PROT_WRITE, MAP_PRIVATE|MAP_FIXED|MAP_ANONYMOUS, -1, 0) = 0x7ff42199e000</text:p>
      <text:p text:style-name="P6">close(3) <text:s text:c="31"/>= 0</text:p>
      <text:p text:style-name="P6">mmap(NULL, 12288, PROT_READ|PROT_WRITE, MAP_PRIVATE|MAP_ANONYMOUS, -1, 0) = 0x7ff4217ad000</text:p>
      <text:p text:style-name="P6">arch_prctl(ARCH_SET_FS, 0x7ff4217ad740) = 0</text:p>
      <text:p text:style-name="P6">mprotect(0x7ff421998000, 12288, PROT_READ) = 0</text:p>
      <text:p text:style-name="P6">mprotect(0x7ff4219bf000, 4096, PROT_READ) = 0</text:p>
      <text:p text:style-name="P6">mprotect(0x55a864a8e000, 4096, PROT_READ) = 0</text:p>
      <text:p text:style-name="P6">mprotect(0x7ff421a06000, 4096, PROT_READ) = 0</text:p>
      <text:p text:style-name="P6">munmap(0x7ff4219c7000, 70514) <text:s text:c="10"/>= 0</text:p>
      <text:p text:style-name="P6">set_tid_address(0x7ff4217ada10) <text:s text:c="8"/>= 19752</text:p>
      <text:p text:style-name="P6">set_robust_list(0x7ff4217ada20, 24) <text:s text:c="4"/>= 0</text:p>
      <text:p text:style-name="P6">rt_sigaction(SIGRTMIN, {sa_handler=0x7ff4219a9bf0, sa_mask=[], sa_flags=SA_RESTORER|SA_SIGINFO, sa_restorer=0x7ff4219b73c0}, NULL, 8) = 0</text:p>
      <text:p text:style-name="P6">rt_sigaction(SIGRT_1, {sa_handler=0x7ff4219a9c90, sa_mask=[], sa_flags=SA_RESTORER|SA_RESTART|SA_SIGINFO, sa_restorer=0x7ff4219b73c0}, NULL, 8) = 0</text:p>
      <text:p text:style-name="P6">rt_sigprocmask(SIG_UNBLOCK, [RTMIN RT_1], NULL, 8) = 0</text:p>
      <text:p text:style-name="P6">prlimit64(0, RLIMIT_STACK, NULL, {rlim_cur=8192*1024, rlim_max=RLIM64_INFINITY}) = 0</text:p>
      <text:p text:style-name="P6">brk(NULL) <text:s text:c="30"/>= 0x55a864d8f000</text:p>
      <text:p text:style-name="P6">brk(0x55a864db0000) <text:s text:c="20"/>= 0x55a864db0000</text:p>
      <text:p text:style-name="P6">fstat(1, {st_mode=S_IFCHR|0620, st_rdev=makedev(0x88, 0x2), ...}) = 0</text:p>
      <text:p text:style-name="P6">write(1, "Input first filename:\n", 22Input first filename:</text:p>
      <text:p text:style-name="P6">) = 22</text:p>
      <text:p text:style-name="P6">fstat(0, {st_mode=S_IFCHR|0620, st_rdev=makedev(0x88, 0x2), ...}) = 0</text:p>
      <text:p text:style-name="P6">read(0, file1</text:p>
      <text:p text:style-name="P6">"file1\n", 1024) <text:s text:c="15"/>= 6</text:p>
      <text:p text:style-name="P6">write(1, "Input second filename:\n", 23Input second filename:</text:p>
      <text:p text:style-name="P6">) = 23</text:p>
      <text:p text:style-name="P6">read(0, file2</text:p>
      <text:p text:style-name="P6">"file2\n", 1024) <text:s text:c="15"/>= 6</text:p>
      <text:p text:style-name="P6">openat(AT_FDCWD, "file1", O_RDWR|O_CREAT|O_TRUNC, 0600) = 3</text:p>
      <text:p text:style-name="P6">openat(AT_FDCWD, "file2", O_RDWR|O_CREAT|O_TRUNC, 0600) = 4</text:p>
      <text:p text:style-name="P6">openat(AT_FDCWD, "shared_file1", O_RDWR|O_CREAT|O_TRUNC, 0600) = 5</text:p>
      <text:p text:style-name="P6">openat(AT_FDCWD, "shared_file2", O_RDWR|O_CREAT|O_TRUNC, 0600) = 6</text:p>
      <text:p text:style-name="P6">write(1, "Input strings:\n", 15Input strings:</text:p>
      <text:p text:style-name="P6">) <text:s text:c="7"/>= 15</text:p>
      <text:p text:style-name="P6">read(0, qwe</text:p>
      <text:p text:style-name="P6">"qwe\n", 1024) <text:s text:c="17"/>= 4</text:p>
      <text:p text:style-name="P6">read(0, werewtt</text:p>
      <text:p text:style-name="P6">"werewtt\n", 1024) <text:s text:c="13"/>= 8</text:p>
      <text:p text:style-name="P6">read(0, wetc</text:p>
      <text:p text:style-name="P6">"wetc\n", 1024) <text:s text:c="16"/>= 5</text:p>
      <text:p text:style-name="P6">read(0, rtcgor</text:p>
      <text:p text:style-name="P6">"rtcgor\n", 1024) <text:s text:c="14"/>= 7</text:p>
      <text:p text:style-name="P6">read(0, qwerttyuioa</text:p>
      <text:p text:style-name="P6">"qwerttyuioa\n", 1024) <text:s text:c="9"/>= 12</text:p>
      <text:p text:style-name="P6">read(0, "", 1024) <text:s text:c="22"/>= 0</text:p>
      <text:p text:style-name="P6">write(5, "qwe\nwerewtt\nwetc\nrtcgor\n\0", 25) = 25</text:p>
      <text:p text:style-name="P6">write(6, "qwerttyuioa\n\0", 13) <text:s text:c="8"/>= 13</text:p>
      <text:p text:style-name="P6">clone(child_stack=NULL, flags=CLONE_CHILD_CLEARTID|CLONE_CHILD_SETTID|SIGCHLD, child_tidptr=0x7ff4217ada10) = 19786</text:p>
      <text:p text:style-name="P6"><text:soft-page-break/>clone(child_stack=NULL, flags=CLONE_CHILD_CLEARTID|CLONE_CHILD_SETTID|SIGCHLD, child_tidptr=0x7ff4217ada10) = 19787</text:p>
      <text:p text:style-name="P6">close(3) <text:s text:c="31"/>= 0</text:p>
      <text:p text:style-name="P6">close(4) <text:s text:c="31"/>= 0</text:p>
      <text:p text:style-name="P6">exit_group(0) <text:s text:c="26"/>= ?</text:p>
      <text:p text:style-name="P6">+++ exited with 0 +++</text:p>
      <text:p text:style-name="P6"/>
      <text:p text:style-name="P5">Вывод</text:p>
      <text:p text:style-name="P29"><text:span text:style-name="T11">File</text:span><text:span text:style-name="T13"> </text:span><text:span text:style-name="T11">mapping </text:span><text:span text:style-name="T12">предоставляет процессам возможность обмениваться данными с большой скоростью, так как записывая данные в массив маппинга, мы используем пространство оперативной памяти, а не жесткого диска. Уже далее операционная система записывает произведенные изменения, используя свои методы (пользователь может не думать, как это происходит). Может получиться и так, что мы несколько раз обратились к одному и тому же элементу массива (перезаписали одну ячейку), а ОС записала изменения на жесткий диск лишь раз (последнее изменение). Следствием этого так же является улучшение производительн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8:48:30.148866563</meta:creation-date>
    <meta:generator>LibreOffice/6.4.6.2$Linux_X86_64 LibreOffice_project/40$Build-2</meta:generator>
    <dc:date>2021-04-21T19:10:05.902879828</dc:date>
    <meta:editing-duration>PT9M44S</meta:editing-duration>
    <meta:editing-cycles>4</meta:editing-cycles>
    <meta:document-statistic meta:table-count="1" meta:image-count="0" meta:object-count="0" meta:page-count="8" meta:paragraph-count="332" meta:word-count="1275" meta:character-count="11467" meta:non-whitespace-character-count="9870"/>
  </office:meta>
</office:document-meta>
</file>